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9cm" svg:stroke-color="#2a6099" draw:marker-start-width="0.438cm" draw:marker-end-width="0.438cm" draw:fill-color="#bbe33d" draw:opacity="48%" draw:textarea-horizontal-align="justify" draw:textarea-vertical-align="middle" draw:auto-grow-height="false" fo:min-height="2.752cm" fo:min-width="15.402cm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width="0.018cm" svg:stroke-color="#2a6099" draw:marker-start-width="0.227cm" draw:marker-end-width="0.227cm" draw:fill-color="#ffbf00" draw:opacity="49%" draw:textarea-horizontal-align="justify" draw:textarea-vertical-align="middle" draw:auto-grow-height="false" fo:min-height="21.944cm" fo:min-width="16.194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width="0.159cm" svg:stroke-color="#2a6099" draw:marker-start-width="0.438cm" draw:marker-end-width="0.438cm" draw:fill-color="#00a933" draw:opacity="48%" draw:textarea-horizontal-align="justify" draw:textarea-vertical-align="middle" draw:auto-grow-height="false" fo:min-height="2.006cm" fo:min-width="3.578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width="0.159cm" svg:stroke-color="#2a6099" draw:marker-start-width="0.438cm" draw:marker-end-width="0.438cm" draw:fill-color="#e8a202" draw:textarea-horizontal-align="justify" draw:textarea-vertical-align="middle" draw:auto-grow-height="false" fo:min-height="2.006cm" fo:min-width="8.146cm" fo:padding-top="0.204cm" fo:padding-bottom="0.204cm" fo:padding-left="0.329cm" fo:padding-right="0.329cm"/>
    </style:style>
    <style:style style:name="gr5" style:family="graphic" style:parent-style-name="objectwithoutfill">
      <style:graphic-properties draw:stroke="solid" svg:stroke-width="0.159cm" svg:stroke-color="#2a6099" draw:marker-start="Arrow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6" style:family="graphic" style:parent-style-name="objectwithoutfill">
      <style:graphic-properties svg:stroke-width="0.159cm" svg:stroke-color="#2a6099" draw:marker-start="Arrow" draw:marker-start-width="0.537cm" draw:marker-end="Arrow" draw:marker-end-width="0.537cm" draw:fill="solid" draw:textarea-vertical-align="middle" fo:padding-top="0.203cm" fo:padding-bottom="0.203cm" fo:padding-left="0.328cm" fo:padding-right="0.328cm"/>
    </style:style>
    <style:style style:name="gr7" style:family="graphic" style:parent-style-name="objectwithoutfill">
      <style:graphic-properties svg:stroke-width="0.159cm" svg:stroke-color="#158466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2a6099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width="0.159cm" svg:stroke-color="#2a6099" draw:marker-start-width="0.438cm" draw:marker-end-width="0.438cm" draw:fill-color="#ff860d" draw:textarea-horizontal-align="justify" draw:textarea-vertical-align="middle" draw:auto-grow-height="false" fo:min-height="2.006cm" fo:min-width="14.056cm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2a6099" draw:marker-start="Arrow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59cm" svg:stroke-color="#3465a4" draw:marker-start="Arrow" draw:marker-start-width="0.538cm" draw:marker-end="" draw:marker-end-width="0.538cm" draw:fill="solid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212cm" svg:stroke-color="#168253" draw:marker-start="" draw:marker-start-width="0.617cm" draw:marker-end="Arrow" draw:marker-end-width="0.617cm" draw:fill="solid" draw:textarea-vertical-align="middle" fo:padding-top="0.23cm" fo:padding-bottom="0.23cm" fo:padding-left="0.355cm" fo:padding-right="0.355cm"/>
    </style:style>
    <style:style style:name="gr13" style:family="graphic" style:parent-style-name="objectwithoutfill">
      <style:graphic-properties svg:stroke-width="0.212cm" svg:stroke-color="#168253" draw:marker-start="Arrow" draw:marker-start-width="0.617cm" draw:marker-end="" draw:marker-end-width="0.617cm" draw:fill="solid" draw:textarea-vertical-align="middle" fo:padding-top="0.23cm" fo:padding-bottom="0.23cm" fo:padding-left="0.355cm" fo:padding-right="0.355cm"/>
    </style:style>
    <style:style style:name="P1" style:family="paragraph">
      <loext:graphic-properties draw:fill-color="#bbe33d" draw:opacity="48%"/>
      <style:paragraph-properties fo:text-align="center"/>
      <style:text-properties style:font-name="Open Sans" fo:font-size="18pt" fo:font-weight="bold"/>
    </style:style>
    <style:style style:name="P2" style:family="paragraph">
      <loext:graphic-properties draw:fill-color="#ffbf00" draw:opacity="49%"/>
      <style:paragraph-properties fo:text-align="center"/>
      <style:text-properties style:font-name="Open Sans" fo:font-size="18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00a933" draw:opacity="48%"/>
      <style:paragraph-properties fo:text-align="center"/>
      <style:text-properties style:font-name="Open Sans" fo:font-size="18pt" fo:font-weight="bold"/>
    </style:style>
    <style:style style:name="P5" style:family="paragraph">
      <loext:graphic-properties draw:fill-color="#e8a202"/>
      <style:paragraph-properties fo:text-align="center"/>
      <style:text-properties style:font-name="Open Sans" fo:font-size="18pt" fo:font-weight="bold"/>
    </style:style>
    <style:style style:name="P6" style:family="paragraph">
      <loext:graphic-properties draw:fill="solid"/>
      <style:paragraph-properties fo:text-align="center"/>
      <style:text-properties style:font-name="Open Sans" fo:font-size="18pt" fo:font-weight="bold"/>
    </style:style>
    <style:style style:name="P7" style:family="paragraph">
      <loext:graphic-properties draw:fill-color="#ff860d"/>
      <style:paragraph-properties fo:text-align="center"/>
      <style:text-properties style:font-name="Open Sans" fo:font-size="18pt" fo:font-weight="bold"/>
    </style:style>
    <style:style style:name="T1" style:family="text">
      <style:text-properties style:font-name="Open Sans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4cm" svg:height="3.5cm" svg:x="2.6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5cm" svg:height="24cm" svg:x="1.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322cm" svg:height="2.5cm" svg:x="4.078cm" svg:y="1.3cm">
          <text:p text:style-name="P3"><text:span text:style-name="T1">Upstream</text:span><text:span text:style-name="T1"><text:line-break/></text:span><text:span text:style-name="T1">github.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8.89cm" svg:height="2.5cm" svg:x="7.71cm" svg:y="5.1cm">
          <text:p text:style-name="P3"><text:span text:style-name="T1">Anitya </text:span></text:p>
          <text:p text:style-name="P3"><text:span text:style-name="T1">release-monitoring.or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6.239cm" svg:y1="3.8cm" svg:x2="7.71cm" svg:y2="6.35cm" draw:start-shape="id1" draw:start-glue-point="2" draw:end-shape="id2" draw:end-glue-point="3" svg:d="M6239 3800c0 1700 490 2550 1471 2550" svg:viewBox="0 0 1472 2551">
          <text:p/>
        </draw:connector>
        <draw:custom-shape draw:style-name="gr4" draw:text-style-name="P5" xml:id="id3" draw:id="id3" draw:layer="layout" svg:width="8.89cm" svg:height="2.5cm" svg:x="7.678cm" svg:y="8.302cm">
          <text:p text:style-name="P3"><text:span text:style-name="T1">Bugzilla</text:span><text:span text:style-name="T1"><text:line-break/></text:span><text:span text:style-name="T1">bugzilla.redhat.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draw:line-skew="-2.562cm" svg:x1="7.71cm" svg:y1="6.35cm" svg:x2="7.678cm" svg:y2="9.552cm" draw:start-shape="id2" draw:start-glue-point="3" draw:end-shape="id3" draw:end-glue-point="3" svg:d="M7710 6350c-4641 0-4625 3202-32 3202" svg:viewBox="0 0 3480 3203">
          <text:p/>
        </draw:connector>
        <draw:custom-shape draw:style-name="gr4" draw:text-style-name="P5" xml:id="id4" draw:id="id4" draw:layer="layout" svg:width="8.89cm" svg:height="2.5cm" svg:x="7.678cm" svg:y="11.403cm">
          <text:p text:style-name="P3"><text:span text:style-name="T1">Fedora </text:span><text:span text:style-name="T1"><text:line-break/></text:span><text:span text:style-name="T1">package maintai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8.89cm" svg:height="2.5cm" svg:x="4.104cm" svg:y="15.004cm">
          <text:p text:style-name="P3"><text:span text:style-name="T1">SCM</text:span><text:span text:style-name="T1"><text:line-break/></text:span><text:span text:style-name="T1">src.fedoraproject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8.89cm" svg:height="2.5cm" svg:x="8.905cm" svg:y="18.505cm">
          <text:p text:style-name="P3"><text:span text:style-name="T1">Koji build system</text:span><text:span text:style-name="T1"><text:line-break/></text:span><text:span text:style-name="T1">koji.fedoraproject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draw:line-skew="-2.527cm" svg:x1="7.678cm" svg:y1="9.552cm" svg:x2="7.678cm" svg:y2="12.653cm" draw:start-shape="id3" draw:start-glue-point="3" draw:end-shape="id4" draw:end-glue-point="3" svg:d="M7678 9552c-4540 0-4540 3101 0 3101" svg:viewBox="0 0 3406 3102">
          <text:p/>
        </draw:connector>
        <draw:connector draw:style-name="gr7" draw:text-style-name="P6" draw:layer="layout" draw:type="curve" svg:x1="12.123cm" svg:y1="13.903cm" svg:x2="8.549cm" svg:y2="15.004cm" draw:start-shape="id4" draw:start-glue-point="2" draw:end-shape="id5" svg:d="M12123 13903c0 826-3574 276-3574 1101" svg:viewBox="0 0 3575 1102">
          <text:p/>
        </draw:connector>
        <draw:connector draw:style-name="gr8" draw:text-style-name="P6" draw:layer="layout" draw:type="curve" svg:x1="12.994cm" svg:y1="16.254cm" svg:x2="13.35cm" svg:y2="18.505cm" draw:start-shape="id5" draw:start-glue-point="1" draw:end-shape="id6" draw:end-glue-point="0" svg:d="M12994 16254c751 0 626 876 527 1251s-171 250-171 1000" svg:viewBox="0 0 603 2252">
          <text:p/>
        </draw:connector>
        <draw:custom-shape draw:style-name="gr4" draw:text-style-name="P5" xml:id="id7" draw:id="id7" draw:layer="layout" svg:width="8.89cm" svg:height="2.5cm" svg:x="4.105cm" svg:y="21.705cm">
          <text:p text:style-name="P3"><text:span text:style-name="T1">Bodhi (QA)</text:span></text:p>
          <text:p text:style-name="P3"><text:span text:style-name="T1">bodhi.fedoraproject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8.905cm" svg:y1="19.755cm" svg:x2="8.55cm" svg:y2="21.705cm" draw:start-shape="id6" draw:start-glue-point="3" draw:end-shape="id7" draw:end-glue-point="0" svg:d="M8905 19755c-237 0-355 650-355 1950" svg:viewBox="0 0 356 1951">
          <text:p/>
        </draw:connector>
        <draw:connector draw:style-name="gr8" draw:text-style-name="P6" draw:layer="layout" draw:type="curve" draw:line-skew="-1.064cm" svg:x1="7.678cm" svg:y1="12.653cm" svg:x2="4.105cm" svg:y2="22.955cm" draw:start-shape="id4" draw:start-glue-point="3" draw:end-shape="id7" draw:end-glue-point="3" svg:d="M7678 12653c-7705 0-5919 10302-3573 10302" svg:viewBox="0 0 5587 10303">
          <text:p/>
        </draw:connector>
        <draw:custom-shape draw:style-name="gr9" draw:text-style-name="P7" xml:id="id10" draw:id="id10" draw:layer="layout" svg:width="14.8cm" svg:height="2.5cm" svg:x="3cm" svg:y="25.506cm">
          <text:p text:style-name="P3"><text:span text:style-name="T1">Community members </text:span><text:span text:style-name="T1"><text:line-break/></text:span><text:span text:style-name="T1">use/test/develop/extend/sh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4.322cm" svg:height="2.5cm" svg:x="8.679cm" svg:y="1.301cm">
          <text:p text:style-name="P3"><text:span text:style-name="T1">Upstream</text:span><text:span text:style-name="T1"><text:line-break/></text:span><text:span text:style-name="T1">gitlab.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4.322cm" svg:height="2.5cm" svg:x="13.28cm" svg:y="1.302cm">
          <text:p text:style-name="P3"><text:span text:style-name="T1">Upstream</text:span></text:p>
          <text:p text:style-name="P3"><text:span text:style-name="T1">…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curve" svg:x1="10.84cm" svg:y1="3.801cm" svg:x2="12.155cm" svg:y2="5.1cm" draw:start-shape="id8" draw:start-glue-point="2" draw:end-shape="id2" draw:end-glue-point="0" svg:d="M10840 3801c0 975 1315 326 1315 1299" svg:viewBox="0 0 1316 1300">
          <text:p/>
        </draw:connector>
        <draw:connector draw:style-name="gr10" draw:text-style-name="P6" draw:layer="layout" draw:type="curve" svg:x1="15.441cm" svg:y1="3.802cm" svg:x2="12.155cm" svg:y2="5.1cm" draw:start-shape="id9" draw:start-glue-point="2" draw:end-shape="id2" svg:d="M15441 3802c0 975-3286 326-3286 1298" svg:viewBox="0 0 3287 1299">
          <text:p/>
        </draw:connector>
        <draw:connector draw:style-name="gr11" draw:text-style-name="P6" draw:layer="layout" draw:type="curve" svg:x1="3cm" svg:y1="26.756cm" svg:x2="4.105cm" svg:y2="22.955cm" draw:start-shape="id10" draw:start-glue-point="3" draw:end-shape="id7" draw:end-glue-point="3" svg:d="M3000 26756c-751 0-1304-3801 1105-3801" svg:viewBox="0 0 1748 3802">
          <text:p/>
        </draw:connector>
        <draw:connector draw:style-name="gr12" draw:text-style-name="P6" draw:layer="layout" draw:type="curve" draw:line-skew="0.371cm" svg:x1="17.8cm" svg:y1="26.756cm" svg:x2="16.568cm" svg:y2="9.552cm" draw:start-shape="id10" draw:start-glue-point="1" draw:end-shape="id3" draw:end-glue-point="1" svg:d="M17800 26756c1308 0 1924-17204-1232-17204" svg:viewBox="0 0 2299 17205">
          <text:p/>
        </draw:connector>
        <draw:connector draw:style-name="gr12" draw:text-style-name="P6" draw:layer="layout" draw:type="curve" draw:line-skew="1.098cm" svg:x1="17.8cm" svg:y1="26.756cm" svg:x2="17.602cm" svg:y2="2.552cm" draw:start-shape="id10" draw:start-glue-point="1" draw:end-shape="id9" draw:end-glue-point="1" svg:d="M17800 26756c2398 0 2497-24204-198-24204" svg:viewBox="0 0 2010 24205">
          <text:p/>
        </draw:connector>
        <draw:connector draw:style-name="gr13" draw:text-style-name="P6" draw:layer="layout" draw:type="curve" svg:x1="8.55cm" svg:y1="24.205cm" svg:x2="10.4cm" svg:y2="25.506cm" draw:start-shape="id7" draw:start-glue-point="2" draw:end-shape="id10" draw:end-glue-point="0" svg:d="M8550 24205c0 976 1850 326 1850 1301" svg:viewBox="0 0 1851 1302">
          <text:p/>
        </draw:connector>
        <draw:connector draw:style-name="gr12" draw:text-style-name="P6" draw:layer="layout" draw:type="curve" draw:line-skew="0.803cm" svg:x1="17.874cm" svg:y1="26.809cm" svg:x2="16.568cm" svg:y2="12.653cm" draw:end-shape="id4" draw:end-glue-point="1" svg:d="M17874 26809c601 0 1254-14156-1306-14156" svg:viewBox="0 0 1853 141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22:37:56.431650362</meta:creation-date>
    <dc:date>2019-06-06T10:57:52.174062502</dc:date>
    <meta:editing-duration>PT6M11S</meta:editing-duration>
    <meta:editing-cycles>7</meta:editing-cycles>
    <meta:generator>LibreOffice/6.2.4.2.0$Linux_X86_64 LibreOffice_project/20$Build-2</meta:generator>
    <meta:document-statistic meta:object-count="26"/>
  </office:meta>
</office:document-meta>
</file>